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co1" style:family="table-column">
      <style:table-column-properties style:column-width="3.229cm" style:use-optimal-column-width="false"/>
    </style:style>
    <style:style style:name="co2" style:family="table-column">
      <style:table-column-properties style:column-width="3.018cm" style:use-optimal-column-width="false"/>
    </style:style>
    <style:style style:name="co3" style:family="table-column">
      <style:table-column-properties style:column-width="1.304cm" style:use-optimal-column-width="false"/>
    </style:style>
    <style:style style:name="co4" style:family="table-column">
      <style:table-column-properties style:column-width="1.416cm" style:use-optimal-column-width="false"/>
    </style:style>
    <style:style style:name="co5" style:family="table-column">
      <style:table-column-properties style:column-width="1.528cm" style:use-optimal-column-width="false"/>
    </style:style>
    <style:style style:name="co6" style:family="table-column">
      <style:table-column-properties style:column-width="1.379cm" style:use-optimal-column-width="false"/>
    </style:style>
    <style:style style:name="co7" style:family="table-column">
      <style:table-column-properties style:column-width="3.54cm" style:use-optimal-column-width="false"/>
    </style:style>
    <style:style style:name="co8" style:family="table-column">
      <style:table-column-properties style:column-width="2.385cm" style:use-optimal-column-width="false"/>
    </style:style>
    <style:style style:name="co9" style:family="table-column">
      <style:table-column-properties style:column-width="2.981cm" style:use-optimal-column-width="false"/>
    </style:style>
    <style:style style:name="co10" style:family="table-column">
      <style:table-column-properties style:column-width="2.31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308cm" style:use-optimal-row-height="false"/>
    </style:style>
    <style:style style:name="ro3" style:family="table-row">
      <style:table-row-properties style:row-height="1.3cm" style:use-optimal-row-height="fals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475cm" svg:height="17.362cm" svg:x="6.5cm" svg:y="5.6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8"/>
            <table:table-row table:style-name="ro1" table:default-cell-style-name="gray3">
              <table:table-cell>
                <text:p>XR &gt; 0</text:p>
              </table:table-cell>
              <table:table-cell>
                <text:p>XR <text:span text:style-name="T1">≥ </text:span><text:span text:style-name="T2">YR</text:span></text:p>
              </table:table-cell>
              <table:table-cell>
                <text:p>D<text:span text:style-name="T3">1</text:span></text:p>
              </table:table-cell>
              <table:table-cell>
                <text:p>D<text:span text:style-name="T3">0</text:span></text:p>
              </table:table-cell>
              <table:table-cell>
                <text:p>D<text:span text:style-name="T3">1</text:span><text:span text:style-name="T4">+</text:span></text:p>
              </table:table-cell>
              <table:table-cell>
                <text:p>D<text:span text:style-name="T3">0</text:span><text:span text:style-name="T4">+</text:span></text:p>
              </table:table-cell>
              <table:table-cell>
                <text:p>SUBRACT</text:p>
              </table:table-cell>
              <table:table-cell>
                <text:p>SWAP</text:p>
              </table:table-cell>
              <table:table-cell>
                <text:p>SELECT <text:s text:c="4"/>XY</text:p>
              </table:table-cell>
              <table:table-cell>
                <text:p>LOAD <text:s text:c="2"/>XR</text:p>
              </table:table-cell>
              <table:table-cell>
                <text:p>LOAD <text:s text:c="3"/>YR</text:p>
              </table:table-cell>
            </table:table-row>
            <table:table-row table:style-name="ro2" table:default-cell-style-name="gray2">
              <table:table-cell>
                <text:p><text:s text:c="5"/>0</text:p>
              </table:table-cell>
              <table:table-cell>
                <text:p><text:s text:c="6"/>X</text:p>
              </table:table-cell>
              <table:table-cell>
                <text:p><text:s/>0</text:p>
              </table:table-cell>
              <table:table-cell>
                <text:p><text:s/>0</text:p>
              </table:table-cell>
              <table:table-cell>
                <text:p><text:s/>1 </text:p>
              </table:table-cell>
              <table:table-cell>
                <text:p><text:s/>1</text:p>
              </table:table-cell>
              <table:table-cell>
                <text:p><text:s text:c="7"/>0</text:p>
              </table:table-cell>
              <table:table-cell>
                <text:p><text:s text:c="4"/>0</text:p>
              </table:table-cell>
              <table:table-cell>
                <text:p><text:s text:c="5"/>1</text:p>
              </table:table-cell>
              <table:table-cell>
                <text:p><text:s text:c="4"/>1</text:p>
              </table:table-cell>
              <table:table-cell>
                <text:p><text:s text:c="4"/>1</text:p>
              </table:table-cell>
            </table:table-row>
            <table:table-row table:style-name="ro2" table:default-cell-style-name="gray1">
              <table:table-cell>
                <text:p><text:s text:c="5"/>0</text:p>
              </table:table-cell>
              <table:table-cell>
                <text:p><text:s text:c="6"/>X</text:p>
              </table:table-cell>
              <table:table-cell>
                <text:p><text:s/>0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 text:c="7"/>0</text:p>
              </table:table-cell>
              <table:table-cell>
                <text:p><text:s text:c="4"/>1</text:p>
              </table:table-cell>
              <table:table-cell>
                <text:p><text:s text:c="5"/>0</text:p>
              </table:table-cell>
              <table:table-cell>
                <text:p><text:s text:c="4"/>1</text:p>
              </table:table-cell>
              <table:table-cell>
                <text:p><text:s text:c="4"/>1</text:p>
              </table:table-cell>
            </table:table-row>
            <table:table-row table:style-name="ro2" table:default-cell-style-name="gray2">
              <table:table-cell>
                <text:p><text:s text:c="5"/>0</text:p>
              </table:table-cell>
              <table:table-cell>
                <text:p><text:s text:c="6"/>X</text:p>
              </table:table-cell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 text:c="7"/>1</text:p>
              </table:table-cell>
              <table:table-cell>
                <text:p><text:s text:c="4"/>0</text:p>
              </table:table-cell>
              <table:table-cell>
                <text:p><text:s text:c="5"/>0</text:p>
              </table:table-cell>
              <table:table-cell>
                <text:p><text:s text:c="4"/>1</text:p>
              </table:table-cell>
              <table:table-cell>
                <text:p><text:s text:c="4"/>0</text:p>
              </table:table-cell>
            </table:table-row>
            <table:table-row table:style-name="ro2" table:default-cell-style-name="gray1">
              <table:table-cell>
                <text:p><text:s text:c="5"/>0</text:p>
              </table:table-cell>
              <table:table-cell>
                <text:p><text:s text:c="6"/>X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 text:c="7"/>0</text:p>
              </table:table-cell>
              <table:table-cell>
                <text:p><text:s text:c="4"/>0</text:p>
              </table:table-cell>
              <table:table-cell>
                <text:p><text:s text:c="5"/>0</text:p>
              </table:table-cell>
              <table:table-cell>
                <text:p><text:s text:c="4"/>0</text:p>
              </table:table-cell>
              <table:table-cell>
                <text:p><text:s text:c="4"/>0</text:p>
              </table:table-cell>
            </table:table-row>
            <table:table-row table:style-name="ro2" table:default-cell-style-name="gray2">
              <table:table-cell>
                <text:p><text:s text:c="5"/>1</text:p>
              </table:table-cell>
              <table:table-cell>
                <text:p><text:s text:c="6"/>0</text:p>
              </table:table-cell>
              <table:table-cell>
                <text:p><text:s/>0</text:p>
              </table:table-cell>
              <table:table-cell>
                <text:p><text:s/>0</text:p>
              </table:table-cell>
              <table:table-cell>
                <text:p><text:s/>0</text:p>
              </table:table-cell>
              <table:table-cell>
                <text:p><text:s/>1</text:p>
              </table:table-cell>
              <table:table-cell>
                <text:p><text:s text:c="7"/>0</text:p>
              </table:table-cell>
              <table:table-cell>
                <text:p><text:s text:c="4"/>0</text:p>
              </table:table-cell>
              <table:table-cell>
                <text:p><text:s text:c="5"/>1</text:p>
              </table:table-cell>
              <table:table-cell>
                <text:p><text:s text:c="4"/>1</text:p>
              </table:table-cell>
              <table:table-cell>
                <text:p><text:s text:c="4"/>1</text:p>
              </table:table-cell>
            </table:table-row>
            <table:table-row table:style-name="ro2" table:default-cell-style-name="gray1">
              <table:table-cell>
                <text:p><text:s text:c="5"/>1</text:p>
              </table:table-cell>
              <table:table-cell>
                <text:p><text:s text:c="6"/>0</text:p>
              </table:table-cell>
              <table:table-cell>
                <text:p><text:s/>0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 text:c="7"/>0</text:p>
              </table:table-cell>
              <table:table-cell>
                <text:p><text:s text:c="4"/>1</text:p>
              </table:table-cell>
              <table:table-cell>
                <text:p><text:s text:c="5"/>0</text:p>
              </table:table-cell>
              <table:table-cell>
                <text:p><text:s text:c="4"/>1</text:p>
              </table:table-cell>
              <table:table-cell>
                <text:p><text:s text:c="4"/>1</text:p>
              </table:table-cell>
            </table:table-row>
            <table:table-row table:style-name="ro2" table:default-cell-style-name="gray2">
              <table:table-cell>
                <text:p><text:s text:c="5"/>1</text:p>
              </table:table-cell>
              <table:table-cell>
                <text:p><text:s text:c="6"/>0</text:p>
              </table:table-cell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/>0</text:p>
              </table:table-cell>
              <table:table-cell>
                <text:p><text:s/>1</text:p>
              </table:table-cell>
              <table:table-cell>
                <text:p><text:s text:c="7"/>1</text:p>
              </table:table-cell>
              <table:table-cell>
                <text:p><text:s text:c="4"/>0</text:p>
              </table:table-cell>
              <table:table-cell>
                <text:p><text:s text:c="5"/>0</text:p>
              </table:table-cell>
              <table:table-cell>
                <text:p><text:s text:c="4"/>1</text:p>
              </table:table-cell>
              <table:table-cell>
                <text:p><text:s text:c="4"/>0</text:p>
              </table:table-cell>
            </table:table-row>
            <table:table-row table:style-name="ro2" table:default-cell-style-name="gray1">
              <table:table-cell>
                <text:p><text:s text:c="5"/>1</text:p>
              </table:table-cell>
              <table:table-cell>
                <text:p><text:s text:c="6"/>0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 text:c="7"/>0</text:p>
              </table:table-cell>
              <table:table-cell>
                <text:p><text:s text:c="4"/>0</text:p>
              </table:table-cell>
              <table:table-cell>
                <text:p><text:s text:c="5"/>0</text:p>
              </table:table-cell>
              <table:table-cell>
                <text:p><text:s text:c="4"/>0</text:p>
              </table:table-cell>
              <table:table-cell>
                <text:p><text:s text:c="4"/>0</text:p>
              </table:table-cell>
            </table:table-row>
            <table:table-row table:style-name="ro2" table:default-cell-style-name="gray2">
              <table:table-cell>
                <text:p><text:s text:c="5"/>1</text:p>
              </table:table-cell>
              <table:table-cell>
                <text:p><text:s text:c="6"/>1</text:p>
              </table:table-cell>
              <table:table-cell>
                <text:p><text:s/>0</text:p>
              </table:table-cell>
              <table:table-cell>
                <text:p><text:s/>0</text:p>
              </table:table-cell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 text:c="7"/>0</text:p>
              </table:table-cell>
              <table:table-cell>
                <text:p><text:s text:c="4"/>0</text:p>
              </table:table-cell>
              <table:table-cell>
                <text:p><text:s text:c="5"/>1</text:p>
              </table:table-cell>
              <table:table-cell>
                <text:p><text:s text:c="4"/>1</text:p>
              </table:table-cell>
              <table:table-cell>
                <text:p><text:s text:c="4"/>1</text:p>
              </table:table-cell>
            </table:table-row>
            <table:table-row table:style-name="ro2" table:default-cell-style-name="gray1">
              <table:table-cell>
                <text:p><text:s text:c="5"/>1</text:p>
              </table:table-cell>
              <table:table-cell>
                <text:p><text:s text:c="6"/>1</text:p>
              </table:table-cell>
              <table:table-cell>
                <text:p><text:s/>0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 text:c="7"/>0</text:p>
              </table:table-cell>
              <table:table-cell>
                <text:p><text:s text:c="4"/>1</text:p>
              </table:table-cell>
              <table:table-cell>
                <text:p><text:s text:c="5"/>0</text:p>
              </table:table-cell>
              <table:table-cell>
                <text:p><text:s text:c="4"/>1</text:p>
              </table:table-cell>
              <table:table-cell>
                <text:p><text:s text:c="4"/>1</text:p>
              </table:table-cell>
            </table:table-row>
            <table:table-row table:style-name="ro3" table:default-cell-style-name="gray2">
              <table:table-cell>
                <text:p><text:s text:c="5"/>1</text:p>
              </table:table-cell>
              <table:table-cell>
                <text:p><text:s text:c="6"/>1</text:p>
              </table:table-cell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/>1</text:p>
              </table:table-cell>
              <table:table-cell>
                <text:p><text:s/>0</text:p>
              </table:table-cell>
              <table:table-cell>
                <text:p><text:s text:c="7"/>1</text:p>
              </table:table-cell>
              <table:table-cell>
                <text:p><text:s text:c="4"/>0</text:p>
              </table:table-cell>
              <table:table-cell>
                <text:p><text:s text:c="5"/>0</text:p>
              </table:table-cell>
              <table:table-cell>
                <text:p><text:s text:c="4"/>1</text:p>
              </table:table-cell>
              <table:table-cell>
                <text:p><text:s text:c="4"/>0</text:p>
              </table:table-cell>
            </table:table-row>
            <table:table-row table:style-name="ro3" table:default-cell-style-name="gray1">
              <table:table-cell>
                <text:p><text:s text:c="5"/>1</text:p>
              </table:table-cell>
              <table:table-cell>
                <text:p><text:s text:c="6"/>1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/>1</text:p>
              </table:table-cell>
              <table:table-cell>
                <text:p><text:s text:c="7"/>0</text:p>
              </table:table-cell>
              <table:table-cell>
                <text:p><text:s text:c="4"/>0</text:p>
              </table:table-cell>
              <table:table-cell>
                <text:p><text:s text:c="5"/>0</text:p>
              </table:table-cell>
              <table:table-cell>
                <text:p><text:s text:c="4"/>0</text:p>
              </table:table-cell>
              <table:table-cell>
                <text:p><text:s text:c="4"/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4.7cm" svg:height="1.1cm" svg:x="7.4cm" svg:y="4.3cm">
          <draw:text-box>
            <text:p text:style-name="P1"><text:span text:style-name="T5"><text:s text:c="6"/></text:span><text:span text:style-name="T5">INPUTS</text:span></text:p>
          </draw:text-box>
        </draw:frame>
        <draw:line draw:style-name="gr2" draw:text-style-name="P3" draw:layer="layout" svg:x1="6.5cm" svg:y1="5.3cm" svg:x2="12.7cm" svg:y2="5.3cm">
          <text:p/>
        </draw:line>
        <draw:line draw:style-name="gr2" draw:text-style-name="P3" draw:layer="layout" svg:x1="13cm" svg:y1="5.3cm" svg:x2="15.1cm" svg:y2="5.3cm">
          <text:p/>
        </draw:line>
        <draw:frame draw:style-name="gr3" draw:text-style-name="P2" draw:layer="layout" svg:width="3.6cm" svg:height="1.9cm" svg:x="12.3cm" svg:y="3.4cm">
          <draw:text-box>
            <text:p text:style-name="P1"><text:span text:style-name="T5">PRESENT <text:s text:c="2"/>STATE</text:span></text:p>
          </draw:text-box>
        </draw:frame>
        <draw:line draw:style-name="gr2" draw:text-style-name="P3" draw:layer="layout" svg:x1="15.7cm" svg:y1="5.3cm" svg:x2="17.8cm" svg:y2="5.3cm">
          <text:p/>
        </draw:line>
        <draw:frame draw:style-name="gr4" draw:text-style-name="P2" draw:layer="layout" svg:width="2.7cm" svg:height="1.673cm" svg:x="15.6cm" svg:y="3.4cm">
          <draw:text-box>
            <text:p text:style-name="P1"><text:span text:style-name="T5">NEXT</text:span></text:p>
            <text:p text:style-name="P1"><text:span text:style-name="T5">STATE</text:span></text:p>
          </draw:text-box>
        </draw:frame>
        <draw:line draw:style-name="gr2" draw:text-style-name="P3" draw:layer="layout" svg:x1="18.5cm" svg:y1="5.3cm" svg:x2="31.9cm" svg:y2="5.3cm">
          <text:p/>
        </draw:line>
        <draw:frame draw:style-name="gr5" draw:text-style-name="P2" draw:layer="layout" svg:width="3.8cm" svg:height="0.962cm" svg:x="22.9cm" svg:y="4.3cm">
          <draw:text-box>
            <text:p text:style-name="P1"><text:span text:style-name="T5">OUTPUTS</text:span></text:p>
          </draw:text-box>
        </draw:frame>
        <draw:frame draw:style-name="gr6" draw:text-style-name="P2" draw:layer="layout" svg:width="6.8cm" svg:height="1.4cm" svg:x="6.4cm" svg:y="24.1cm">
          <draw:text-box>
            <text:p text:style-name="P1"><text:span text:style-name="T5">X represents 0 or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3:01:10.191735963</meta:creation-date>
    <dc:date>2021-03-31T13:38:00.546547983</dc:date>
    <meta:editing-duration>PT17S</meta:editing-duration>
    <meta:editing-cycles>1</meta:editing-cycles>
    <meta:document-statistic meta:object-count="10"/>
    <meta:generator>LibreOffice/6.4.6.2$Linux_X86_64 LibreOffice_project/40$Build-2</meta:generator>
  </office:meta>
</office:document-meta>
</file>